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dpointImpl.getQue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Impl.setQueue( Queue &lt; Exchange &gt; que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Impl.setServiceName( QName servi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Impl.get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Impl.getAsReference( QName oper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Impl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Impl.equal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Impl.getServi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Impl.Endpoint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dpointImpl.getEndpoi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Impl.get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Impl.setEndpointName( String endpoi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Impl.process( 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dpointImpl.setChannel( Channel 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